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1:list.C112" table:on-update-keep-styles="true" table:on-update-keep-size="false"/>
        <table:database-range table:name="__Anonymous_Sheet_DB__0" table:target-range-address="list.B2:list.H13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00/00/00</text:date>, <text:time style:data-style-name="N2" text:time-value="20:26:20.2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2T20:26:45.059000000</dc:date>
    <meta:editing-duration>PT14H8M26S</meta:editing-duration>
    <meta:editing-cycles>353</meta:editing-cycles>
    <meta:document-statistic meta:table-count="1" meta:cell-count="101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